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style:font-name="Arial" fo:font-size="8pt" style:font-name-asian="Courier New" style:font-size-asian="8pt" style:font-name-complex="Courier New" style:font-size-complex="8pt"/>
    </style:style>
    <style:style style:name="P4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text-properties style:font-name="Courier New" fo:font-size="10pt" style:font-size-asian="10pt" style:font-size-complex="10pt"/>
    </style:style>
    <style:style style:name="P6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text-properties fo:color="#ff950e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9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Standard">
      <style:text-properties style:use-window-font-color="true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>
      <style:text-properties style:use-window-font-color="true" style:font-name="Courier New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text-properties style:use-window-font-color="true" style:font-name="Courier New" fo:font-size="10pt" style:font-size-asian="10pt" style:font-size-complex="10pt"/>
    </style:style>
    <style:style style:name="P16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8" style:family="paragraph" style:parent-style-name="Standard"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9" style:family="paragraph" style:parent-style-name="Standard">
      <style:text-properties fo:color="#00ae00" style:font-name="Courier New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text-properties fo:font-variant="normal" fo:text-transform="none" fo:color="#ff950e" style:font-name="Arial" fo:font-size="10pt" fo:letter-spacing="normal" fo:language="pl" fo:country="PL" fo:font-style="normal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24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25" style:family="paragraph" style:parent-style-name="Standard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44" style:family="paragraph" style:parent-style-name="Text_20_body">
      <style:text-properties style:font-name="Arial" fo:font-size="10pt" style:font-size-asian="10pt" style:font-size-complex="10pt"/>
    </style:style>
    <style:style style:name="P45" style:family="paragraph" style:parent-style-name="Text_20_body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6" style:family="paragraph" style:parent-style-name="Text_20_body">
      <style:text-properties style:use-window-font-color="true" style:font-name="Arial" fo:font-size="10pt" style:font-size-asian="10pt" style:font-size-complex="10pt"/>
    </style:style>
    <style:style style:name="P47" style:family="paragraph" style:parent-style-name="Preformatted_20_Text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8" style:family="paragraph" style:parent-style-name="Preformatted_20_Text">
      <style:text-properties fo:font-variant="normal" fo:text-transform="none" fo:color="#000000" style:font-name="Arial" fo:font-size="10.5pt" fo:letter-spacing="normal" fo:font-style="normal" fo:font-weight="normal" style:font-size-asian="10pt" style:font-weight-asian="normal" style:font-size-complex="10pt" style:font-weight-complex="normal"/>
    </style:style>
    <style:style style:name="P49" style:family="paragraph" style:parent-style-name="Standard">
      <style:text-properties style:font-name="Arial" fo:font-size="8pt" style:font-name-asian="Courier New" style:font-size-asian="8pt" style:font-name-complex="Courier New" style:font-size-complex="8pt"/>
    </style:style>
    <style:style style:name="P50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" style:family="text">
      <style:text-properties fo:color="#ff950e" fo:font-weight="bold" style:font-weight-asian="bold" style:font-weight-complex="bold"/>
    </style:style>
    <style:style style:name="T2" style:family="text">
      <style:text-properties fo:color="#ff950e" style:font-name="Arial" fo:font-weight="bold" fo:background-color="transparent" style:font-weight-asian="bold" style:font-weight-complex="bold"/>
    </style:style>
    <style:style style:name="T3" style:family="text">
      <style:text-properties style:font-name="Courier New"/>
    </style:style>
    <style:style style:name="T4" style:family="text">
      <style:text-properties fo:color="#00ae00"/>
    </style:style>
    <style:style style:name="T5" style:family="text">
      <style:text-properties fo:color="#00ae00" fo:font-weight="normal" style:font-weight-asian="normal" style:font-weight-complex="normal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8" style:family="text">
      <style:text-properties style:use-window-font-color="true" style:font-name="Arial" fo:background-color="transparent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font-variant="normal" fo:text-transform="none" fo:letter-spacing="normal" fo:font-style="normal"/>
    </style:style>
    <style:style style:name="T12" style:family="text">
      <style:text-properties fo:font-variant="normal" fo:text-transform="none" fo:letter-spacing="normal" fo:font-style="normal" style:font-weight-asian="bold" style:font-weight-complex="bold"/>
    </style:style>
    <style:style style:name="T13" style:family="text">
      <style:text-properties fo:font-variant="normal" fo:text-transform="none" fo:letter-spacing="normal" fo:language="pl" fo:country="PL" fo:font-style="normal" style:language-asian="zxx" style:country-asian="none" style:language-complex="zxx" style:country-complex="none"/>
    </style:style>
    <style:style style:name="T14" style:family="text">
      <style:text-properties fo:font-variant="normal" fo:text-transform="none" fo:color="#ff0000" fo:letter-spacing="normal" fo:font-style="normal" style:font-weight-asian="bold" style:font-weight-complex="bold"/>
    </style:style>
    <style:style style:name="T15" style:family="text">
      <style:text-properties fo:font-variant="normal" fo:text-transform="none" fo:color="#444444" fo:letter-spacing="normal" fo:font-style="normal" fo:font-weight="normal"/>
    </style:style>
    <style:style style:name="T16" style:family="text">
      <style:text-properties fo:font-variant="normal" fo:text-transform="none" fo:color="#444444" style:font-name="Arial" fo:letter-spacing="normal" fo:font-style="normal" fo:font-weight="normal"/>
    </style:style>
    <style:style style:name="T17" style:family="text">
      <style:text-properties fo:font-variant="normal" fo:text-transform="none" fo:color="#0088cc" style:text-line-through-style="none" fo:letter-spacing="normal" fo:font-style="normal" style:text-underline-style="none" fo:font-weight="normal" style:text-blinking="false"/>
    </style:style>
    <style:style style:name="T18" style:family="text">
      <style:text-properties fo:font-variant="normal" fo:text-transform="none" fo:color="#00ae00" style:font-name="Arial" fo:letter-spacing="normal" fo:font-style="normal" fo:font-weight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fo:color="#000000"/>
    </style:style>
    <style:style style:name="T24" style:family="text">
      <style:text-properties fo:color="#000000" style:font-name="Arial"/>
    </style:style>
    <style:style style:name="T25" style:family="text">
      <style:text-properties fo:color="#000000" style:font-name="Arial" style:font-name-asian="Courier New" style:font-name-complex="Courier New"/>
    </style:style>
    <style:style style:name="T26" style:family="text">
      <style:text-properties fo:color="#000000" style:font-name="Arial" fo:font-size="10pt" style:font-name-asian="Courier New" style:font-size-asian="10pt" style:font-name-complex="Courier New" style:font-size-complex="10pt"/>
    </style:style>
    <style:style style:name="T27" style:family="text">
      <style:text-properties fo:color="#000000" style:font-name="Arial1" fo:font-size="10pt"/>
    </style:style>
    <style:style style:name="T28" style:family="text">
      <style:text-properties fo:color="#7f0055" fo:font-weight="bold" style:font-weight-asian="bold" style:font-weight-complex="bold"/>
    </style:style>
    <style:style style:name="T29" style:family="text">
      <style:text-properties fo:color="#557f5f"/>
    </style:style>
    <style:style style:name="T30" style:family="text">
      <style:text-properties fo:color="#3f55bf"/>
    </style:style>
    <text:list-style style:name="L1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dytujemy plik i wprowadzamy informacje na teamt naszej bazy danych:</text:p>
      <text:p text:style-name="P1"/>
      <text:p text:style-name="P1">C:\sf2-git-tutorials\blog/app/config/parameters.yml</text:p>
      <text:p text:style-name="P4">parameters:</text:p>
      <text:p text:style-name="P26"><text:s text:c="4"/>database_host: 127.0.0.1</text:p>
      <text:p text:style-name="P26"><text:s text:c="4"/>database_port: null</text:p>
      <text:p text:style-name="P26"><text:s text:c="4"/>database_name: <text:span text:style-name="T4">blog</text:span></text:p>
      <text:p text:style-name="P26"><text:s text:c="4"/>database_user: root</text:p>
      <text:p text:style-name="P26"><text:s text:c="4"/>database_password: null</text:p>
      <text:p text:style-name="P26"><text:s text:c="4"/>mailer_transport: smtp</text:p>
      <text:p text:style-name="P26"><text:s text:c="4"/>mailer_host: 127.0.0.1</text:p>
      <text:p text:style-name="P26"><text:s text:c="4"/>mailer_user: null</text:p>
      <text:p text:style-name="P26"><text:s text:c="4"/>mailer_password: null</text:p>
      <text:p text:style-name="P26"><text:s text:c="4"/>secret: ThisTokenIsNotSoSecretChangeIt</text:p>
      <text:p text:style-name="P4"/>
      <text:p text:style-name="P4"># ustawienia dla sqlite</text:p>
      <text:p text:style-name="P5">parameters:</text:p>
      <text:p text:style-name="P5"><text:s text:c="4"/>database_host: 127.0.0.1</text:p>
      <text:p text:style-name="P5"><text:s text:c="4"/>database_port: null</text:p>
      <text:p text:style-name="P5"><text:s text:c="4"/>database_name: <text:span text:style-name="T4">null</text:span></text:p>
      <text:p text:style-name="P5"><text:s text:c="4"/>database_user: root</text:p>
      <text:p text:style-name="P5"><text:s text:c="4"/>database_password: null</text:p>
      <text:p text:style-name="P14"><text:span text:style-name="T3"><text:s text:c="4"/></text:span>database_path: '%kernel.root_dir%/data/<text:span text:style-name="T4">blog.sqlite</text:span>'</text:p>
      <text:p text:style-name="P5"><text:s text:c="4"/>mailer_transport: smtp</text:p>
      <text:p text:style-name="P5"><text:s text:c="4"/>mailer_host: 127.0.0.1</text:p>
      <text:p text:style-name="P5"><text:s text:c="4"/>mailer_user: null</text:p>
      <text:p text:style-name="P5"><text:s text:c="4"/>mailer_password: null</text:p>
      <text:p text:style-name="P5"><text:s text:c="4"/>secret: ThisTokenIsNotSoSecretChangeIt</text:p>
      <text:p text:style-name="P1"/>
      <text:p text:style-name="P1"># wprowadzamy zmiany w pliku config.yml jeśli chcemy trzymać danę w <text:span text:style-name="T4">sqlite</text:span></text:p>
      <text:p text:style-name="P44">app\config\config.yml </text:p>
      <text:p text:style-name="P5">doctrine:</text:p>
      <text:p text:style-name="P5"><text:s text:c="4"/>dbal:</text:p>
      <text:p text:style-name="P5"><text:s text:c="8"/>driver: <text:s text:c="2"/><text:span text:style-name="T4">pdo_sqlite</text:span></text:p>
      <text:p text:style-name="P5"><text:s text:c="8"/>host: <text:s text:c="4"/>"%database_host%"</text:p>
      <text:p text:style-name="P5"><text:s text:c="8"/>port: <text:s text:c="4"/>"%database_port%"</text:p>
      <text:p text:style-name="P5"><text:s text:c="8"/>dbname: <text:s text:c="2"/>"%database_name%"</text:p>
      <text:p text:style-name="P5"><text:s text:c="8"/>user: <text:s text:c="4"/>"%database_user%"</text:p>
      <text:p text:style-name="P5"><text:s text:c="8"/>password: "%database_password%"</text:p>
      <text:p text:style-name="P5"><text:s text:c="8"/>charset: <text:s/>UTF8</text:p>
      <text:p text:style-name="P5"><text:s text:c="8"/># if using pdo_sqlite as your database driver:</text:p>
      <text:p text:style-name="P5"><text:s text:c="8"/># <text:s text:c="2"/>1. add the path in parameters.yml</text:p>
      <text:p text:style-name="P5"><text:s text:c="8"/># <text:s text:c="4"/>e.g. database_path: "%kernel.root_dir%/data/data.db3"</text:p>
      <text:p text:style-name="P5"><text:s text:c="8"/># <text:s text:c="2"/>2. Uncomment database_path in parameters.yml.dist</text:p>
      <text:p text:style-name="P5"><text:s text:c="8"/># <text:s text:c="2"/>3. Uncomment next line:</text:p>
      <text:p text:style-name="P5"><text:s text:c="8"/># <text:s text:c="4"/>path: <text:s text:c="4"/>"%database_path%"</text:p>
      <text:p text:style-name="P5"><text:s text:c="8"/><text:span text:style-name="T4">path: <text:s text:c="4"/>"%database_path%"</text:span></text:p>
      <text:p text:style-name="P44"/>
      <text:p text:style-name="P9">2.Zapisanie tabel bazy danych w formacie yml</text:p>
      <text:p text:style-name="P18"/>
      <text:p text:style-name="P45"># src/BlogBundle/Resources/config/<text:span text:style-name="T4">doctrine/Category.orm.yml </text:span></text:p>
      <text:p text:style-name="P45"># src/BlogBundle/Resources/config/<text:span text:style-name="T4">doctrine/Comment.orm.yml</text:span></text:p>
      <text:p text:style-name="P45"># src/BlogBundle/Resources/config/<text:span text:style-name="T4">doctrine/Post.orm.yml </text:span></text:p>
      <text:p text:style-name="P45"># src/BlogBundle/Resources/config/<text:span text:style-name="T4">doctrine/Tag.orm.yml </text:span></text:p>
      <text:p text:style-name="P45"># src/BlogBundle/Resources/config/<text:span text:style-name="T4">doctrine/User.orm.yml </text:span></text:p>
      <text:p text:style-name="P18"/>
      <text:p text:style-name="P40"><text:span text:style-name="T20">nullable: false - </text:span><text:span text:style-name="T24">wartość domyślna, obowiązkowo musimy podać dane</text:span></text:p>
      <text:p text:style-name="P41">nullable: true - <text:span text:style-name="T24">nie musimy wypełniać pola danymi</text:span></text:p>
      <text:p text:style-name="P18"/>
      <text:p text:style-name="P18"/>
      <text:p text:style-name="P2"><text:soft-page-break/>Przykładowa tabela Post.orm.yml</text:p>
      <text:p text:style-name="P3"># src/BlogBundle/Resources/config/doctrine/Post.orm.yml</text:p>
      <text:p text:style-name="P3">BlogBundle\Entity\Post:</text:p>
      <text:p text:style-name="P3"><text:s text:c="2"/>type: entity</text:p>
      <text:p text:style-name="P3"><text:s text:c="2"/>#repositoryClass: BlogBundle\Repository\PostRepository</text:p>
      <text:p text:style-name="P3"><text:s text:c="2"/>table: post</text:p>
      <text:p text:style-name="P3"><text:s text:c="2"/>id:</text:p>
      <text:p text:style-name="P3"><text:s text:c="4"/>id:</text:p>
      <text:p text:style-name="P3"><text:s text:c="6"/>type: integer</text:p>
      <text:p text:style-name="P3"><text:s text:c="6"/>generator: { strategy: AUTO }</text:p>
      <text:p text:style-name="P3"><text:s text:c="2"/>fields:</text:p>
      <text:p text:style-name="P3"><text:s text:c="4"/>title:</text:p>
      <text:p text:style-name="P3"><text:s text:c="6"/>type: string</text:p>
      <text:p text:style-name="P3"><text:s text:c="6"/>length: 255</text:p>
      <text:p text:style-name="P3"><text:s text:c="6"/>unique: true</text:p>
      <text:p text:style-name="P3"><text:s text:c="4"/>slug:</text:p>
      <text:p text:style-name="P3"><text:s text:c="6"/>type: string</text:p>
      <text:p text:style-name="P3"><text:s text:c="6"/>length: 255</text:p>
      <text:p text:style-name="P3"><text:s text:c="6"/>unique: true</text:p>
      <text:p text:style-name="P3"><text:s text:c="4"/>excerpt:</text:p>
      <text:p text:style-name="P3"><text:s text:c="6"/>type: text</text:p>
      <text:p text:style-name="P3"><text:s text:c="6"/>nullable: true</text:p>
      <text:p text:style-name="P3"><text:s text:c="4"/>content:</text:p>
      <text:p text:style-name="P3"><text:s text:c="6"/>type: text</text:p>
      <text:p text:style-name="P3"><text:s text:c="4"/>author_email:</text:p>
      <text:p text:style-name="P3"><text:s text:c="6"/>type: string</text:p>
      <text:p text:style-name="P3"><text:s text:c="6"/>length: 255</text:p>
      <text:p text:style-name="P3"><text:s text:c="4"/>status_post:</text:p>
      <text:p text:style-name="P3"><text:s text:c="6"/>type: string</text:p>
      <text:p text:style-name="P3"><text:s text:c="6"/>length: 20</text:p>
      <text:p text:style-name="P3"><text:s text:c="6"/>options:</text:p>
      <text:p text:style-name="P3"><text:s text:c="8"/>#publish, expect, draft</text:p>
      <text:p text:style-name="P3"><text:s text:c="8"/>default: publish</text:p>
      <text:p text:style-name="P3"><text:s text:c="4"/>show_comment:</text:p>
      <text:p text:style-name="P3"><text:s text:c="6"/>type: boolean</text:p>
      <text:p text:style-name="P3"><text:s text:c="6"/>options:</text:p>
      <text:p text:style-name="P3"><text:s text:c="8"/>default: 1</text:p>
      <text:p text:style-name="P3"><text:s text:c="4"/>enable_comment:</text:p>
      <text:p text:style-name="P3"><text:s text:c="6"/>type: boolean</text:p>
      <text:p text:style-name="P3"><text:s text:c="6"/>options:</text:p>
      <text:p text:style-name="P3"><text:s text:c="8"/>default: 1</text:p>
      <text:p text:style-name="P3"><text:s text:c="4"/>views_post:</text:p>
      <text:p text:style-name="P3"><text:s text:c="8"/>type: integer</text:p>
      <text:p text:style-name="P3"><text:s text:c="8"/>nullable: true</text:p>
      <text:p text:style-name="P3"><text:s text:c="4"/>published_at:</text:p>
      <text:p text:style-name="P3"><text:s text:c="6"/>type: datetime</text:p>
      <text:p text:style-name="P3"><text:s text:c="4"/>updated_at:</text:p>
      <text:p text:style-name="P3"><text:s text:c="6"/>type: datetime</text:p>
      <text:p text:style-name="P3"><text:s text:c="6"/>nullable: true</text:p>
      <text:p text:style-name="P3"><text:s text:c="2"/>oneToMany:</text:p>
      <text:p text:style-name="P3"><text:s text:c="4"/>comments:</text:p>
      <text:p text:style-name="P3"><text:s text:c="6"/>targetEntity: Comment</text:p>
      <text:p text:style-name="P3"><text:s text:c="6"/>mappedBy: post</text:p>
      <text:p text:style-name="P3"><text:s text:c="6"/>cascade: [ remove ]</text:p>
      <text:p text:style-name="P3"><text:s text:c="2"/>manyToOne:</text:p>
      <text:p text:style-name="P3"><text:s text:c="4"/>category:</text:p>
      <text:p text:style-name="P3"><text:s text:c="6"/>targetEntity: Category</text:p>
      <text:p text:style-name="P3"><text:s text:c="6"/>inversedBy: posts</text:p>
      <text:p text:style-name="P3"><text:s text:c="6"/>#cascade: [ persist ]</text:p>
      <text:p text:style-name="P3"><text:s text:c="6"/>joinColumn:</text:p>
      <text:p text:style-name="P3"><text:s text:c="8"/>name: category_id</text:p>
      <text:p text:style-name="P3"><text:s text:c="8"/>referencedColumnName: id</text:p>
      <text:p text:style-name="P3"><text:s text:c="2"/>manyToMany:</text:p>
      <text:p text:style-name="P3"><text:s text:c="4"/>tags:</text:p>
      <text:p text:style-name="P3"><text:s text:c="6"/>targetEntity: Tag</text:p>
      <text:p text:style-name="P3"><text:s text:c="6"/>inversedBy: posts</text:p>
      <text:p text:style-name="P3"><text:s text:c="6"/>#cascade: [ persist ]</text:p>
      <text:p text:style-name="P3"><text:s text:c="6"/>joinTable:</text:p>
      <text:p text:style-name="P3"><text:s text:c="8"/>name: post_tag</text:p>
      <text:p text:style-name="P3"><text:s text:c="8"/>joinColumns:</text:p>
      <text:p text:style-name="P3"><text:s text:c="10"/>post_id:</text:p>
      <text:p text:style-name="P3"><text:s text:c="12"/>referencedColumnName: id</text:p>
      <text:p text:style-name="P3"><text:s text:c="8"/>inverseJoinColumns:</text:p>
      <text:p text:style-name="P3"><text:s text:c="10"/>tag_id:</text:p>
      <text:p text:style-name="P3"><text:s text:c="12"/>referencedColumnName: id</text:p>
      <text:p text:style-name="P3"><text:s text:c="2"/>lifecycleCallbacks:</text:p>
      <text:p text:style-name="P3"><text:s text:c="4"/>prePersist: [ setPublishedAtValue, setSlugValue ] </text:p>
      <text:p text:style-name="P3"><text:s text:c="4"/>preUpdate: [ setUpdatedAtValue ]</text:p>
      <text:p text:style-name="P1"><text:soft-page-break/>3. Tworzenie bazy danych za pomocą polecenia</text:p>
      <text:p text:style-name="P1"/>
      <text:p text:style-name="P1"><text:tab/><text:span text:style-name="T1">php app/console doctrine:database:create</text:span></text:p>
      <text:p text:style-name="P9"/>
      <text:p text:style-name="P9">4. Tworzenie klas za pomocą polecenia</text:p>
      <text:p text:style-name="P9"/>
      <text:p text:style-name="P10"><text:tab/><text:span text:style-name="T1">php app/console doctrine:generate:entities BlogBundle</text:span></text:p>
      <text:p text:style-name="P7"/>
      <text:p text:style-name="P9">Po wykonabiu polecenia powstaje katalog Entity z klasami:</text:p>
      <text:p text:style-name="P9"/>
      <text:p text:style-name="P16"><text:span text:style-name="T6">src\BlogBundle\</text:span>Entity\Category.php</text:p>
      <text:p text:style-name="P16"><text:span text:style-name="T6">src\BlogBundle\</text:span>Entity\Comment.php</text:p>
      <text:p text:style-name="P16"><text:span text:style-name="T6">src\BlogBundle\</text:span>Entity\Post.php</text:p>
      <text:p text:style-name="P16"><text:span text:style-name="T6">src\BlogBundle\</text:span>Entity\Tag.php</text:p>
      <text:p text:style-name="P16"><text:span text:style-name="T6">src\BlogBundle\</text:span>Entity\User.php</text:p>
      <text:p text:style-name="P17"/>
      <text:p text:style-name="P10">5. W powstałych klasach dodajemy następujące wpisy:</text:p>
      <text:p text:style-name="P7"/>
      <text:p text:style-name="P17"><text:span text:style-name="T6">src\BlogBundle\</text:span>Entity\Post.php</text:p>
      <text:p text:style-name="P21"><text:s text:c="4"/>/**</text:p>
      <text:p text:style-name="P21"><text:s text:c="5"/>* @ORM\PrePersist</text:p>
      <text:p text:style-name="P21"><text:s text:c="5"/>*/</text:p>
      <text:p text:style-name="P21"><text:s text:c="4"/>public function setPublishedAtValue()</text:p>
      <text:p text:style-name="P21"><text:s text:c="4"/>{</text:p>
      <text:p text:style-name="P21"><text:s text:c="8"/>// Add your code here</text:p>
      <text:p text:style-name="P21"><text:s text:c="8"/>if(!$this-&gt;getPublishedAt())</text:p>
      <text:p text:style-name="P21"><text:s text:c="8"/>{</text:p>
      <text:p text:style-name="P21"><text:s text:c="12"/>$this-&gt;published_at = new \DateTime();</text:p>
      <text:p text:style-name="P21"><text:s text:c="8"/>}</text:p>
      <text:p text:style-name="P21"><text:s text:c="4"/>}</text:p>
      <text:p text:style-name="P21"><text:s text:c="4"/>/**</text:p>
      <text:p text:style-name="P21"><text:s text:c="5"/>* @ORM\PreUpdate</text:p>
      <text:p text:style-name="P21"><text:s text:c="5"/>*/</text:p>
      <text:p text:style-name="P21"><text:s text:c="4"/>public function setUpdatedAtValue()</text:p>
      <text:p text:style-name="P21"><text:s text:c="4"/>{</text:p>
      <text:p text:style-name="P21"><text:s text:c="8"/>// Add your code here</text:p>
      <text:p text:style-name="P21"><text:s text:c="8"/>$this-&gt;updated_at = new \DateTime();</text:p>
      <text:p text:style-name="P39"><text:s text:c="4"/>}</text:p>
      <text:p text:style-name="P39"/>
      <text:p text:style-name="P30"><text:span text:style-name="T6">src\BlogBundle\</text:span>Entity\Comment.php</text:p>
      <text:p text:style-name="P39"><text:s text:c="4"/>/**</text:p>
      <text:p text:style-name="P39"><text:s text:c="5"/>* @ORM\PrePersist</text:p>
      <text:p text:style-name="P39"><text:s text:c="5"/>*/</text:p>
      <text:p text:style-name="P39"><text:s text:c="4"/>public function setPublishedAtValue()</text:p>
      <text:p text:style-name="P39"><text:s text:c="4"/>{</text:p>
      <text:p text:style-name="P39"><text:s text:c="8"/>// Add your code here</text:p>
      <text:p text:style-name="P39"><text:s text:c="8"/>$this-&gt;published_at = new \DateTime();</text:p>
      <text:p text:style-name="P39"><text:s text:c="4"/>}</text:p>
      <text:p text:style-name="P39"/>
      <text:p text:style-name="P17"><text:span text:style-name="T6">src\BlogBundle\</text:span>Entity\User.php</text:p>
      <text:p text:style-name="P8"><text:span text:style-name="T23"><text:s text:c="4"/></text:span><text:span text:style-name="T30">/**</text:span></text:p>
      <text:p text:style-name="P43"><text:s text:c="5"/>* @ORM\PrePersist</text:p>
      <text:p text:style-name="P43"><text:s text:c="5"/>*/</text:p>
      <text:p text:style-name="P26"><text:span text:style-name="T23"><text:s text:c="4"/></text:span><text:span text:style-name="T28">public function </text:span><text:span text:style-name="T23">setCreatedAtValue()</text:span></text:p>
      <text:p text:style-name="P31"><text:s text:c="4"/>{</text:p>
      <text:p text:style-name="P26"><text:span text:style-name="T23"><text:s text:c="8"/></text:span><text:span text:style-name="T29">// Add your code here</text:span></text:p>
      <text:p text:style-name="P26"><text:span text:style-name="T23"><text:s text:c="8"/>$this-&gt;created_at = </text:span><text:span text:style-name="T28">new </text:span><text:span text:style-name="T23">\DateTime();</text:span></text:p>
      <text:p text:style-name="P39"><text:s text:c="4"/>}</text:p>
      <text:p text:style-name="P31"/>
      <text:p text:style-name="P9"/>
      <text:p text:style-name="P9"/>
      <text:p text:style-name="P9"/>
      <text:p text:style-name="P9"/>
      <text:p text:style-name="P9"><text:soft-page-break/>6. Dodajemy jeszcze jedną klasę do obsługi metody slug:</text:p>
      <text:p text:style-name="P9"/>
      <text:p text:style-name="P46"><text:span text:style-name="T20">src\BlogBundle\</text:span><text:span text:style-name="T5">Utils\Blog.php </text:span></text:p>
      <text:p text:style-name="P19">&lt;?php</text:p>
      <text:p text:style-name="P13"/>
      <text:p text:style-name="P19">namespace BlogBundle\Utils;</text:p>
      <text:p text:style-name="P19"/>
      <text:p text:style-name="P19">class Blog</text:p>
      <text:p text:style-name="P19">{</text:p>
      <text:p text:style-name="P19"><text:s text:c="4"/>static public function slugify($text)</text:p>
      <text:p text:style-name="P19"><text:s text:c="4"/>{</text:p>
      <text:p text:style-name="P19"><text:tab/>$polish_chars = array('Ą', 'Ć', 'Ę', 'Ł', 'Ń', 'Ó', 'Ś', 'Ż', 'Ź', 'ą', 'ć', 'ę', 'ł', 'ń', 'ó', 'ś', 'ż', 'ź');</text:p>
      <text:p text:style-name="P19"><text:tab/>$replace <text:s text:c="4"/>= array('A', 'C', 'E', 'L', 'N', 'O', 'S', 'Z', 'Z', 'a', 'c', 'e', 'l', 'n', 'o', 's', 'z', 'z');</text:p>
      <text:p text:style-name="P19"><text:tab/>$text = str_replace($polish_chars, $replace, $text);</text:p>
      <text:p text:style-name="P19"><text:s text:c="3"/></text:p>
      <text:p text:style-name="P19"><text:s text:c="4"/><text:tab/>// replace all non letters or digits by -</text:p>
      <text:p text:style-name="P19"><text:s text:c="8"/>$text = preg_replace('/\W+/', '-', $text);</text:p>
      <text:p text:style-name="P19"><text:s/></text:p>
      <text:p text:style-name="P19"><text:s text:c="8"/>// trim and lowercase</text:p>
      <text:p text:style-name="P19"><text:s text:c="8"/>$text = strtolower(trim($text, '-'));</text:p>
      <text:p text:style-name="P19"><text:s/></text:p>
      <text:p text:style-name="P19"><text:s text:c="8"/>return $text;</text:p>
      <text:p text:style-name="P19"><text:s text:c="4"/>}</text:p>
      <text:p text:style-name="P19">}</text:p>
      <text:p text:style-name="P16"/>
      <text:p text:style-name="P16"><text:span text:style-name="T6">src\BlogBundle\</text:span>Entity\Category.php</text:p>
      <text:p text:style-name="P16"><text:span text:style-name="T6">src\BlogBundle\</text:span>Entity\Post.php</text:p>
      <text:p text:style-name="P16"><text:span text:style-name="T6">src\BlogBundle\</text:span><text:span text:style-name="T20">Entity\Tag.php</text:span></text:p>
      <text:p text:style-name="P13"/>
      <text:p text:style-name="P13">&lt;?php</text:p>
      <text:p text:style-name="P13"/>
      <text:p text:style-name="P13">namespace BlogBundle\Entity;</text:p>
      <text:p text:style-name="P13"/>
      <text:p text:style-name="P19">use BlogBundle\Utils\Blog as Blog;</text:p>
      <text:p text:style-name="P13"/>
      <text:p text:style-name="P13">class Category</text:p>
      <text:p text:style-name="P13">class Post</text:p>
      <text:p text:style-name="P13">class Tag</text:p>
      <text:p text:style-name="P13">{</text:p>
      <text:p text:style-name="P13">....</text:p>
      <text:p text:style-name="P13"><text:s text:c="4"/>/**</text:p>
      <text:p text:style-name="P13"><text:s text:c="5"/>* @ORM\PrePersist</text:p>
      <text:p text:style-name="P13"><text:s text:c="5"/>*/</text:p>
      <text:p text:style-name="P13"><text:s text:c="4"/>public function setSlugValue()</text:p>
      <text:p text:style-name="P13"><text:s text:c="4"/>{</text:p>
      <text:p text:style-name="P13"><text:s text:c="8"/>// Add your code here</text:p>
      <text:p text:style-name="P15"><text:span text:style-name="T20"><text:s text:c="8"/></text:span><text:span text:style-name="T5">$this-&gt;slug = Blog::slugify($this-&gt;getName());</text:span></text:p>
      <text:p text:style-name="P13"><text:s text:c="4"/>}</text:p>
      <text:p text:style-name="P13">}</text:p>
      <text:p text:style-name="P9"/>
      <text:p text:style-name="P9">7. Tworzenie lub aktualizacja tabel za pomocą polecenia</text:p>
      <text:p text:style-name="P9"/>
      <text:p text:style-name="P10"><text:tab/><text:span text:style-name="T1">php app/console doctrine:schema:update --force</text:span></text:p>
      <text:p text:style-name="P7"/>
      <text:p text:style-name="P11"/>
      <text:p text:style-name="P11"/>
      <text:p text:style-name="P11"/>
      <text:p text:style-name="P11"/>
      <text:p text:style-name="P11"/>
      <text:p text:style-name="P11"><text:soft-page-break/>The Initial Data - Fixtures </text:p>
      <text:p text:style-name="P9"/>
      <text:p text:style-name="P9">1. Instalacja pakietu - <text:a xlink:type="simple" xlink:href="http://getcomposer.org/download/">http://getcomposer.org/download/</text:a> </text:p>
      <text:p text:style-name="P9"><text:span text:style-name="T10">Otwieramy wiersz poleceń GitBash</text:span> i przechodzimy do katalogu z projektem C:\sf2-git-tutorials\blog</text:p>
      <text:p text:style-name="P9"/>
      <text:p text:style-name="P9">Do wiersz poleceń wprowadzamy:</text:p>
      <text:p text:style-name="P9"/>
      <text:p text:style-name="P22">curl -s http://getcomposer.org/installer | php</text:p>
      <text:p text:style-name="P6"><text:span text:style-name="T13">$ php composer.phar self-update #aktualizacja composer-a do najnowszej wersji</text:span> </text:p>
      <text:p text:style-name="P6"/>
      <text:p text:style-name="P9">Do katalogu C:\sf2-git-tutorials\blog zostaje dodany plik <text:span text:style-name="T4">composer.phar</text:span></text:p>
      <text:p text:style-name="P9"/>
      <text:p text:style-name="P9">2. Wirtualny serwer wamp ustawienia:</text:p>
      <text:p text:style-name="P9"/>
      <text:p text:style-name="P9">C:\wamp\bin\php\php5.4.12\php.ini</text:p>
      <text:p text:style-name="P9">extension=php_openssl.dll – zdejmujemy komentarz</text:p>
      <text:p text:style-name="P9"/>
      <text:p text:style-name="P9">C:\wamp\bin\apache\Apache2.4.4\bin\php.ini</text:p>
      <text:p text:style-name="P9">extension=php_openssl.dll – zdejmujemy komentarz</text:p>
      <text:p text:style-name="P9"/>
      <text:p text:style-name="P9">3. Instalacja biblioteki</text:p>
      <text:p text:style-name="P9"/>
      <text:p text:style-name="P9">Do pliku composer.json dodajem następujący wpis:</text:p>
      <text:p text:style-name="P48"/>
      <text:p text:style-name="P16">{</text:p>
      <text:p text:style-name="P16"><text:s text:c="4"/>"require": {</text:p>
      <text:p text:style-name="P16">...</text:p>
      <text:p text:style-name="P20"><text:span text:style-name="T20"><text:s text:c="8"/>"doctrine/doctrine-fixtures-bundle": "</text:span><text:span text:style-name="T22">dev</text:span><text:span text:style-name="T20">-master",</text:span></text:p>
      <text:p text:style-name="P28"><text:s text:c="8"/>"doctrine/data-fixtures": "<text:span text:style-name="T21">dev</text:span>-master"</text:p>
      <text:p text:style-name="P16"><text:s text:c="4"/>}</text:p>
      <text:p text:style-name="P16">}</text:p>
      <text:p text:style-name="P9"/>
      <text:p text:style-name="P9">Usuwamy<text:span text:style-name="T12"> cały katalog </text:span><text:span text:style-name="T14">rm -rf vendor </text:span><text:span text:style-name="T11">przed wywołaniem polecenia:</text:span></text:p>
      <text:p text:style-name="P24"/>
      <text:p text:style-name="P47"><text:span text:style-name="Source_20_Text"><text:span text:style-name="T2">$ php app/console cache:clear</text:span></text:span></text:p>
      <text:p text:style-name="P47"><text:span text:style-name="Source_20_Text"><text:span text:style-name="T2">$ php composer.phar install –no-interaction</text:span></text:span></text:p>
      <text:p text:style-name="P9"/>
      <text:p text:style-name="P47"><text:span text:style-name="Source_20_Text"><text:span text:style-name="T2">$ php composer.phar install –no-interaction </text:span></text:span><text:span text:style-name="Source_20_Text"><text:span text:style-name="T8">#instalacja plików projektu bez aktualizacji do najnowszej wersji</text:span></text:span></text:p>
      <text:p text:style-name="P25"><text:span text:style-name="T1">$ php composer.phar update </text:span><text:span text:style-name="Source_20_Text"><text:span text:style-name="T8">#aktualizowanie projektu do najnowszej wersji np. 2.7 do 2.8</text:span></text:span></text:p>
      <text:p text:style-name="P6"/>
      <text:p text:style-name="P6">lub</text:p>
      <text:p text:style-name="P23"/>
      <text:p text:style-name="P6"><text:span text:style-name="T11">$ php composer.phar update doctrine/doctrine-fixtures-bundle</text:span> </text:p>
      <text:p text:style-name="P6"/>
      <text:p text:style-name="P6"><text:span text:style-name="T15">Jeżeli wszystko działa, to teraz można znaleźć pliki pakietu </text:span><text:span text:style-name="Teletype"><text:span text:style-name="T16">DoctrineFixturesBundle </text:span></text:span><text:span text:style-name="T15">w katalogu</text:span></text:p>
      <text:p text:style-name="P6"><text:span text:style-name="Teletype"><text:span text:style-name="T18">vendor/doctrine/doctrine-fixtures-bundle</text:span></text:span><text:span text:style-name="T15">.</text:span> </text:p>
      <text:p text:style-name="P6"><text:span text:style-name="Teletype"><text:span text:style-name="T16">DoctrineFixturesBundle </text:span></text:span><text:span text:style-name="T15">instaluje bibliotekę </text:span><text:a xlink:type="simple" xlink:href="https://github.com/doctrine/data-fixtures"><text:span text:style-name="T17">Doctrine Data Fixtures</text:span></text:a><text:span text:style-name="T15">. Biblioteke ta można znaleźć w</text:span></text:p>
      <text:p text:style-name="P6"><text:span text:style-name="Teletype"><text:span text:style-name="T18">vendor/doctrine/data-fixtures</text:span></text:span><text:span text:style-name="T15">.</text:span> </text:p>
      <text:p text:style-name="P9"/>
      <text:p text:style-name="P9">5. Rejestracja bibliotek w projekcie. Dodajemy następujący wpis:</text:p>
      <text:p text:style-name="P9">/blog/app/AppKernel.php</text:p>
      <text:p text:style-name="P9"/>
      <text:p text:style-name="P9">// ...</text:p>
      <text:p text:style-name="P12"><text:span text:style-name="T23"><text:s text:c="4"/></text:span><text:span text:style-name="T28">public function </text:span><text:span text:style-name="T23">registerBundles()</text:span></text:p>
      <text:p text:style-name="P31"><text:s text:c="4"/>{</text:p>
      <text:p text:style-name="P26"><text:span text:style-name="T23"><text:s text:c="8"/>$bundles = </text:span><text:span text:style-name="T28">array</text:span><text:span text:style-name="T23">(</text:span></text:p>
      <text:p text:style-name="P32">...</text:p>
      <text:p text:style-name="P27"><text:span text:style-name="T23"><text:s text:c="12"/></text:span><text:span text:style-name="T4">new Doctrine\Bundle\FixturesBundle\DoctrineFixturesBundle(),</text:span></text:p>
      <text:p text:style-name="P31"><text:s text:c="8"/>);</text:p>
      <text:p text:style-name="P26"/>
      <text:p text:style-name="P26"><text:span text:style-name="T23"><text:s text:c="8"/></text:span><text:span text:style-name="T28">return </text:span><text:span text:style-name="T23">$bundles;</text:span></text:p>
      <text:p text:style-name="P31"><text:s text:c="4"/>}</text:p>
      <text:p text:style-name="P33"><text:soft-page-break/>6. Po wprowadzeniu komenty:</text:p>
      <text:p text:style-name="P33"/>
      <text:p text:style-name="P36">php app/console</text:p>
      <text:p text:style-name="P33"/>
      <text:p text:style-name="P33">Powinniśmy zobaczyć nowe polecenia symfony miedzy innymi:</text:p>
      <text:p text:style-name="P33"/>
      <text:p text:style-name="P36">doctrine:fixtures:load</text:p>
      <text:p text:style-name="P36"/>
      <text:p text:style-name="P36"/>
      <text:p text:style-name="P35">Tworzymy klasy do ładoania danych</text:p>
      <text:p text:style-name="P37"/>
      <text:p text:style-name="P37">1.</text:p>
      <text:p text:style-name="P37"/>
      <text:p text:style-name="P37">src/BlogBundle/<text:span text:style-name="T4">DataFixtures/ORM/LoadCategoryData.php</text:span></text:p>
      <text:p text:style-name="P37">src/BlogBundle/<text:span text:style-name="T4">DataFixtures/ORM/LoadCommentData.php</text:span></text:p>
      <text:p text:style-name="P37">src/BlogBundle/<text:span text:style-name="T4">DataFixtures/ORM/LoadPostData.php</text:span></text:p>
      <text:p text:style-name="P37">src/BlogBundle/<text:span text:style-name="T4">DataFixtures/ORM/LoadTagData.php</text:span></text:p>
      <text:p text:style-name="P37">src/BlogBundle/<text:span text:style-name="T4">DataFixtures/ORM/LoadUserData.php</text:span></text:p>
      <text:p text:style-name="P30"/>
      <text:p text:style-name="P30"/>
      <text:p text:style-name="P40"><text:span text:style-name="T20">nullable: false - </text:span><text:span text:style-name="T25">wartość domyślna, obowiązkowo musimy podać dane</text:span></text:p>
      <text:p text:style-name="P40"><text:span text:style-name="T20">nullable: true - </text:span><text:span text:style-name="T25">nie musimy wypełniać pola danymi</text:span></text:p>
      <text:p text:style-name="P33"/>
      <text:p text:style-name="P33">2. Załadowanie danych do tabel:</text:p>
      <text:p text:style-name="P33"/>
      <text:p text:style-name="P36">php app/console doctrine:fixtures:load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5"><text:soft-page-break/>Tworzymy strony produktowe</text:p>
      <text:p text:style-name="P37"/>
      <text:p text:style-name="P37">1.</text:p>
      <text:p text:style-name="P36"/>
      <text:p text:style-name="P36">php app/console doctrine:generate:crud </text:p>
      <text:p text:style-name="P36">--entity=ApplicationShopBundle:Product </text:p>
      <text:p text:style-name="P36">--route-prefix=application_product </text:p>
      <text:p text:style-name="P36">--with-write </text:p>
      <text:p text:style-name="P36">--format=yml</text:p>
      <text:p text:style-name="P36"/>
      <text:p text:style-name="P37">2. Czyszczenie cache:</text:p>
      <text:p text:style-name="P37"/>
      <text:p text:style-name="P36">php app/console cache:clear --env=prod</text:p>
      <text:p text:style-name="P36">php app/console cache:clear –env=dev</text:p>
      <text:p text:style-name="P36"/>
      <text:list xml:id="list31290078" text:style-name="L1">
        <text:list-header>
          <text:p text:style-name="P50">3. Nowa strona dostępna jest pod adresem:</text:p>
        </text:list-header>
      </text:list>
      <text:p text:style-name="P37"/>
      <text:p text:style-name="P42"><text:a xlink:type="simple" xlink:href="http://jobeet2.localhost/app_dev.php/job">http://shop.localhost/app_dev.php/</text:a><text:span text:style-name="T7">product</text:span></text:p>
      <text:p text:style-name="P36"><text:a xlink:type="simple" xlink:href="http://shop.localhost/app.php/product"><text:span text:style-name="T9">http://shop.localhost/app.php/product</text:span></text:a></text:p>
      <text:p text:style-name="P37"/>
      <text:p text:style-name="P37"/>
      <text:p text:style-name="P38">Podsumowanie</text:p>
      <text:p text:style-name="P37"/>
      <text:p text:style-name="P36">php app/console doctrine:database:create</text:p>
      <text:p text:style-name="P36">php app/console doctrine:generate:entities ApplicationShopBundle</text:p>
      <text:p text:style-name="P36">php app/console doctrine:schema:update –force</text:p>
      <text:p text:style-name="P36">php app/console doctrine:fixtures:load</text:p>
      <text:p text:style-name="P36"/>
      <text:p text:style-name="P36">php app/console doctrine:generate:crud </text:p>
      <text:p text:style-name="P36">--entity=ApplicationShopBundle:Product </text:p>
      <text:p text:style-name="P36">--route-prefix=application_product </text:p>
      <text:p text:style-name="P36">--with-write </text:p>
      <text:p text:style-name="P36">--format=yml</text:p>
      <text:p text:style-name="P36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Generowanie kontrolera CRUD</text:p>
      <text:p text:style-name="P37"/>
      <text:p text:style-name="P33">1. Dodanie nowych plików za pomocą polecenia:</text:p>
      <text:p text:style-name="P33"/>
      <text:p text:style-name="P36">php app/console doctrine:generate:crud </text:p>
      <text:p text:style-name="P36">--entity=ApplicationShopBundle:Product</text:p>
      <text:p text:style-name="P36">--route-prefix=application_product </text:p>
      <text:p text:style-name="P36">--with-write </text:p>
      <text:p text:style-name="P36">--format=yml</text:p>
      <text:p text:style-name="P37"/>
      <text:p text:style-name="P37">src/Application/ShopBundle/Controller/<text:span text:style-name="T4">ProductController.php</text:span></text:p>
      <text:p text:style-name="P37"/>
      <text:p text:style-name="P37">src/Application/ShopBundle/<text:span text:style-name="T4">Form/ProductType.php</text:span></text:p>
      <text:p text:style-name="P37"/>
      <text:p text:style-name="P37">src/Application/ShopBundle/Resources/config/routing.yml</text:p>
      <text:p text:style-name="P37">src/Application/ShopBundle/Resources/config/<text:span text:style-name="T4">routing/product.yml</text:span></text:p>
      <text:p text:style-name="P37"/>
      <text:p text:style-name="P37">src/Application/ShopBundle/Resources/views/<text:span text:style-name="T4">Product/edit.html.twig</text:span></text:p>
      <text:p text:style-name="P37">src/Application/ShopBundle/Resources/views/<text:span text:style-name="T4">Product/index.html.twig</text:span></text:p>
      <text:p text:style-name="P37">src/Application/ShopBundle/Resources/views/<text:span text:style-name="T4">Product/new.html.twig</text:span></text:p>
      <text:p text:style-name="P37">src/Application/ShopBundle/Resources/views/<text:span text:style-name="T4">Product/show.html.twig</text:span></text:p>
      <text:p text:style-name="P37"/>
      <text:p text:style-name="P37">src/Application/ShopBundle/Tests/Controller/<text:span text:style-name="T4">ProductControllerTest.php</text:span></text:p>
      <text:p text:style-name="P37"/>
      <text:p text:style-name="P37"/>
      <text:p text:style-name="P34">2. Dodanie przekierowania do ruting-u:</text:p>
      <text:p text:style-name="P34"/>
      <text:p text:style-name="P37">src/Application/ShopBundle/Resources/config/routing.yml</text:p>
      <text:p text:style-name="P37"/>
      <text:p text:style-name="P29">#application_shop_application_product:</text:p>
      <text:p text:style-name="P28"># <text:s text:c="3"/>resource: "@ApplicationShopBundle/Resources/config/routing/product.yml"</text:p>
      <text:p text:style-name="P28"># <text:s text:c="3"/>prefix: <text:s text:c="2"/>/application_product</text:p>
      <text:p text:style-name="P26"/>
      <text:p text:style-name="P28">application_shop_product:</text:p>
      <text:p text:style-name="P28"><text:s text:c="4"/>resource: "@ApplicationShopBundle/Resources/config/routing/product.yml"</text:p>
      <text:p text:style-name="P28"><text:s text:c="4"/>prefix: <text:s text:c="2"/>/product</text:p>
      <text:p text:style-name="P26"/>
      <text:p text:style-name="P26">application_shop_homepage:</text:p>
      <text:p text:style-name="P26"><text:s text:c="4"/>path: <text:s text:c="4"/>/hello/{name}</text:p>
      <text:p text:style-name="P26"><text:s text:c="4"/>defaults: { _controller: ApplicationShopBundle:Default:index }</text:p>
      <text:p text:style-name="P26"/>
      <text:p text:style-name="P42"><text:span text:style-name="T26">3. Dodajemy jeszcze metodę do kategorii i t</text:span><text:span text:style-name="T27">ransakcji</text:span><text:span text:style-name="T26">:</text:span></text:p>
      <text:p text:style-name="P33"/>
      <text:p text:style-name="P33">src/Application/ShopBundle/Entity/Category.php</text:p>
      <text:p text:style-name="P33"/>
      <text:p text:style-name="P28"><text:s text:c="4"/><text:span text:style-name="T19">public function </text:span>__toString()</text:p>
      <text:p text:style-name="P28"><text:s text:c="4"/>{</text:p>
      <text:p text:style-name="P28"><text:s text:c="8"/><text:span text:style-name="T19">return </text:span>$this-&gt;getTitle();</text:p>
      <text:p text:style-name="P28"><text:s text:c="4"/>}</text:p>
      <text:p text:style-name="P33"/>
      <text:p text:style-name="P33">src/Application/ShopBundle/Entity/Transaction.php</text:p>
      <text:p text:style-name="P33"/>
      <text:p text:style-name="P28"><text:s text:c="4"/><text:span text:style-name="T19">public function </text:span>__toString()</text:p>
      <text:p text:style-name="P28"><text:s text:c="4"/>{</text:p>
      <text:p text:style-name="P28"><text:s text:c="8"/><text:span text:style-name="T19">return </text:span>$this-&gt;getShippingAddress();</text:p>
      <text:p text:style-name="P28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6H38M51S</meta:editing-duration>
    <meta:editing-cycles>127</meta:editing-cycles>
    <meta:generator>OpenOffice.org/3.3$Win32 OpenOffice.org_project/330m20$Build-9567</meta:generator>
    <dc:date>2015-12-10T11:17:04.95</dc:date>
    <dc:creator>szymon idczak</dc:creator>
    <meta:document-statistic meta:table-count="0" meta:image-count="0" meta:object-count="0" meta:page-count="8" meta:paragraph-count="341" meta:word-count="934" meta:character-count="10424"/>
    <meta:user-defined meta:name="Info 1"/>
    <meta:user-defined meta:name="Info 2"/>
    <meta:user-defined meta:name="Info 3"/>
    <meta:user-defined meta:name="Info 4"/>
  </office:meta>
</office:document-meta>
</file>